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erif"/>
    <style:font-face style:name="Arial2" svg:font-family="Arial, sans-serif"/>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in" fo:margin-right="0.0402in" fo:margin-top="0in" fo:margin-bottom="0in" fo:line-height="100%" fo:orphans="2" fo:widows="2" fo:text-indent="0.0402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2" style:family="paragraph" style:parent-style-name="Text_20_body" style:list-style-name="L3">
      <style:paragraph-properties fo:margin-left="0in" fo:margin-right="0.0402in" fo:margin-top="0in" fo:margin-bottom="0in" fo:line-height="100%" fo:orphans="2" fo:widows="2" fo:text-indent="0.0402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3" style:family="paragraph" style:parent-style-name="Text_20_body" style:list-style-name="L2">
      <style:paragraph-properties fo:margin-left="0in" fo:margin-right="0.0402in" fo:margin-top="0in" fo:margin-bottom="0in" fo:orphans="2" fo:widows="2" fo:text-indent="0.0402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4" style:family="paragraph" style:parent-style-name="Text_20_body" style:list-style-name="L3">
      <style:paragraph-properties fo:margin-left="0in" fo:margin-right="0.0402in" fo:margin-top="0in" fo:margin-bottom="0in" fo:orphans="2" fo:widows="2" fo:text-indent="0.0402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5" style:family="paragraph" style:parent-style-name="Text_20_body" style:list-style-name="L4">
      <style:paragraph-properties fo:margin-left="0in" fo:margin-right="0.0402in" fo:margin-top="0in" fo:margin-bottom="0in" fo:orphans="2" fo:widows="2" fo:text-indent="0.0402in" style:auto-text-indent="false" fo:padding="0in" fo:border="none"/>
      <style:text-properties fo:font-variant="normal" fo:text-transform="none" fo:color="#000000" style:font-name="Georgia" fo:font-size="10.5pt" fo:letter-spacing="normal" fo:font-style="normal" fo:font-weight="normal" style:font-size-asian="10.5pt" style:font-size-complex="10.5pt"/>
    </style:style>
    <style:style style:name="P6" style:family="paragraph" style:parent-style-name="Text_20_body" style:list-style-name="L4">
      <style:paragraph-properties fo:margin-left="0in" fo:margin-right="0.0402in" fo:margin-top="0in" fo:margin-bottom="0in" fo:line-height="100%" fo:orphans="2" fo:widows="2" fo:text-indent="0.0402in" style:auto-text-indent="false" fo:padding="0in" fo:border="none"/>
    </style:style>
    <style:style style:name="P7"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color="#000000" style:font-name="Georgia" fo:font-size="10.5pt" style:font-size-asian="10.5pt" style:font-size-complex="10.5pt"/>
    </style:style>
    <style:style style:name="P8"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10" style:family="paragraph" style:parent-style-name="Standard">
      <style:paragraph-properties fo:margin-left="0in" fo:margin-right="0in" fo:margin-top="0in" fo:margin-bottom="0in" fo:line-height="100%" fo:text-indent="0in" style:auto-text-indent="false"/>
    </style:style>
    <style:style style:name="P11" style:family="paragraph" style:parent-style-name="Standard">
      <style:paragraph-properties fo:margin-top="0in" fo:margin-bottom="0in" fo:line-height="100%"/>
      <style:text-properties style:font-name="Georgia" fo:font-size="12pt" style:font-size-asian="12pt" style:font-size-complex="12pt"/>
    </style:style>
    <style:style style:name="P12"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13" style:family="paragraph" style:parent-style-name="Heading_20_3">
      <style:paragraph-properties fo:margin-left="0in" fo:margin-right="0.0402in" fo:margin-top="0in" fo:margin-bottom="0in" fo:orphans="2" fo:widows="2" fo:text-indent="0in" style:auto-text-indent="false"/>
    </style:style>
    <style:style style:name="T1" style:family="text">
      <style:text-properties fo:font-weight="bold" style:font-weight-asian="bold" style:font-name-complex="Times New Roman1"/>
    </style:style>
    <style:style style:name="T2" style:family="text">
      <style:text-properties style:font-name-complex="Times New Roman1"/>
    </style:style>
    <style:style style:name="T3" style:family="text">
      <style:text-properties fo:font-variant="normal" fo:text-transform="none" fo:color="#000000" style:font-name="Georgia" fo:font-size="10.5pt" fo:letter-spacing="normal" fo:font-style="normal" fo:font-weight="normal" style:font-size-asian="10.5pt" style:font-size-complex="10.5pt"/>
    </style:style>
    <style:style style:name="T4" style:family="text">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T5" style:family="text">
      <style:text-properties fo:font-variant="normal" fo:text-transform="none" fo:color="#000000" style:font-name="Georgia" fo:font-size="10.5pt" fo:letter-spacing="normal" fo:font-style="normal" fo:font-weight="bold" style:font-size-asian="10.5pt" style:font-size-complex="10.5pt"/>
    </style:style>
    <style:style style:name="T6"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7" style:family="text">
      <style:text-properties fo:font-variant="normal" fo:text-transform="none" fo:color="#000000" style:font-name="Georgia" fo:font-size="10.5pt" fo:letter-spacing="normal" fo:font-style="normal" style:text-underline-style="solid" style:text-underline-width="auto" style:text-underline-color="font-color" fo:font-weight="normal" style:font-size-asian="10.5pt" style:font-weight-asian="normal" style:font-size-complex="10.5pt" style:font-weight-complex="normal"/>
    </style:style>
    <style:style style:name="T8"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9" style:family="text">
      <style:text-properties fo:font-variant="normal" fo:text-transform="none" fo:color="#000000" style:font-name="Georgia" fo:font-size="10.5pt" fo:letter-spacing="normal"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0" style:family="text">
      <style:text-properties fo:font-variant="normal" fo:text-transform="none" fo:color="#000000" style:font-name="Georgia" fo:font-size="10.5pt" fo:letter-spacing="normal" fo:font-style="italic" fo:font-weight="normal" style:font-size-asian="10.5pt" style:font-size-complex="10.5pt"/>
    </style:style>
    <style:style style:name="T11" style:family="text">
      <style:text-properties fo:font-variant="normal" fo:text-transform="none" fo:color="#000000" style:font-name="Georgia" fo:font-size="10.5pt" fo:letter-spacing="normal" fo:font-style="italic" fo:font-weight="normal" style:font-size-asian="10.5pt" style:font-weight-asian="normal" style:font-size-complex="10.5pt" style:font-weight-complex="normal"/>
    </style:style>
    <style:style style:name="T12" style:family="text">
      <style:text-properties fo:font-variant="normal" fo:text-transform="none" fo:color="#000000" style:font-name="Georgia" fo:font-size="10.5pt" fo:letter-spacing="normal" fo:font-style="normal" fo:font-weight="normal" style:font-size-asian="10.5pt" style:font-size-complex="10.5pt"/>
    </style:style>
    <style:style style:name="T13" style:family="text">
      <style:text-properties fo:font-variant="normal" fo:text-transform="none" fo:color="#000000" style:text-line-through-style="none" style:font-name="Georgia" fo:font-size="10.5pt" fo:letter-spacing="normal" fo:font-style="normal" style:text-underline-style="none" fo:font-weight="normal" style:text-blinking="false" style:font-size-asian="10.5pt" style:font-size-complex="10.5pt"/>
    </style:style>
    <style:style style:name="T14" style:family="text">
      <style:text-properties fo:font-variant="normal" fo:text-transform="none" fo:color="#545454" style:font-name="Georgia" fo:font-size="10.5pt" fo:letter-spacing="normal"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5" style:family="text">
      <style:text-properties fo:font-variant="normal" fo:text-transform="none" fo:letter-spacing="normal" fo:font-style="normal" fo:font-weight="normal"/>
    </style:style>
    <style:style style:name="T16"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7" style:family="text">
      <style:text-properties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18" style:family="text">
      <style:text-properties style:font-name="Georgia" fo:font-size="10.5pt" fo:font-weight="bold" style:font-size-asian="10.5pt" style:font-weight-asian="bold" style:font-name-complex="Times New Roman1" style:font-size-complex="10.5pt"/>
    </style:style>
    <style:style style:name="T19" style:family="text">
      <style:text-properties fo:font-size="10.5pt" style:font-size-asian="10.5pt" style:font-size-complex="10.5pt"/>
    </style:style>
    <style:style style:name="T20" style:family="text">
      <style:text-properties fo:color="#000000" style:font-name="Georgia" fo:font-size="10.5pt" fo:font-weight="normal" style:font-size-asian="10.5pt" style:font-weight-asian="normal" style:font-name-complex="Times New Roman1" style:font-size-complex="10.5pt" style:font-weight-complex="normal"/>
    </style:style>
    <style:style style:name="T21"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22"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23"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24"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font-name-complex="Times New Roman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294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form:form form:name="searchFrm" form:apply-filter="true" form:control-implementation="ooo:com.sun.star.form.component.Form" office:target-frame="" xlink:href="https://www.allaboutgod.com/search.html"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hree More Things About God <text:span text:style-name="T19">3</text:span></text:p>
      <text:p text:style-name="P10"><text:span text:style-name="T18"/></text:p>
      <text:p text:style-name="P10"><text:span text:style-name="T18">Text:</text:span><text:span text:style-name="T20"> </text:span><text:span text:style-name="T21">Deuteronomy 7:9 “Know therefore that the LORD thy God, he </text:span><text:span text:style-name="T22">is</text:span><text:span text:style-name="T21"> God, the faithful God, which keepeth covenant and mercy with them that love him and keep his commandments to a thousand generations;”</text:span></text:p>
      <text:p text:style-name="P9"/>
      <text:h text:style-name="P8" text:outline-level="3"><text:span text:style-name="T1">Introduction:</text:span><text:span text:style-name="T2"> Every thing that you and I come to know about God should be an encouragement to us; reminding us that we serve a great God. I am concerned that some may focus on how unlike God we are and therefore miss the pleasure that comes form recognizing how great God is. </text:span><text:span text:style-name="T26">Don't allow this to be your focus</text:span><text:span text:style-name="T2">. Read: God Knows My Size pp 46-52</text:span></text:h>
      <text:p text:style-name="P11"/>
      <text:h text:style-name="P13" text:outline-level="3"><text:span text:style-name="T5">I. God is faithful…</text:span><text:span text:style-name="T3"><text:line-break/></text:span><text:span text:style-name="Emphasis"><text:span text:style-name="T3">“</text:span></text:span><text:span text:style-name="Emphasis"><text:span text:style-name="T8">There hath no temptation taken you but such as is common to man: but God </text:span></text:span><text:span text:style-name="Emphasis"><text:span text:style-name="T14">is</text:span></text:span><text:span text:style-name="Emphasis"><text:span text:style-name="T8"> faithful, who will not suffer you to be tempted above that ye are able; but will with the temptation also make a way to escape, that ye may be able to bear </text:span></text:span><text:span text:style-name="Emphasis"><text:span text:style-name="T9">it</text:span></text:span><text:span text:style-name="Emphasis"><text:span text:style-name="T14">.</text:span></text:span><text:span text:style-name="Emphasis"><text:span text:style-name="T10">” (1 Corinthians 10:13)</text:span></text:span></text:h>
      <text:list xml:id="list5958097327203254443" text:style-name="L2">
        <text:list-item>
          <text:p text:style-name="P3">Forgives the repentant (I John 1:9)</text:p>
        </text:list-item>
        <text:list-item>
          <text:p text:style-name="P3">God is faithful to the faithful (Deuteronomy 7:7-11)</text:p>
        </text:list-item>
        <text:list-item>
          <text:p text:style-name="P3">God deserves thanks for His constant faithfulness (Psalm 100:5)</text:p>
        </text:list-item>
        <text:list-item>
          <text:p text:style-name="P3">God is faithful through calamity (Lamentations 3:22-23)</text:p>
        </text:list-item>
        <text:list-item>
          <text:p text:style-name="P3">God faithfully matures believers (I Thessalonians 5:24)</text:p>
        </text:list-item>
        <text:list-item>
          <text:p text:style-name="P3">God is faithful to fulfill His promises (Hebrews 10:23)</text:p>
        </text:list-item>
        <text:list-item>
          <text:p text:style-name="P3">His faithfulness endures to all generations (Psalm 119:90)</text:p>
        </text:list-item>
        <text:list-item>
          <text:p text:style-name="P3">His faithfulness is immeasurable (Psalm 36:5)</text:p>
          <text:p text:style-name="P3"><text:s text:c="2"/>Since God is faithful I can trust Him to always keep His promises. He knows my name and address, He knows my size and he knows my heart.</text:p>
          <text:p text:style-name="P3"/>
        </text:list-item>
      </text:list>
      <text:h text:style-name="P13" text:outline-level="3"><text:span text:style-name="T5">II. God is unchangeable…</text:span><text:span text:style-name="T4"> The Old Fashioned Meeting p 126 HoP</text:span><text:span text:style-name="T3"><text:line-break/></text:span><text:span text:style-name="Emphasis"><text:span text:style-name="T3">“</text:span></text:span><text:span text:style-name="Emphasis"><text:span text:style-name="T8">Who hath wrought and done </text:span></text:span><text:span text:style-name="Emphasis"><text:span text:style-name="T9">it,</text:span></text:span><text:span text:style-name="Emphasis"><text:span text:style-name="T8"> calling the generations from the begin-ning? I the LORD, the first, and with the last; I </text:span></text:span><text:span text:style-name="Emphasis"><text:span text:style-name="T9">am</text:span></text:span><text:span text:style-name="Emphasis"><text:span text:style-name="T8"> he.</text:span></text:span><text:span text:style-name="Emphasis"><text:span text:style-name="T10">” (Isaiah 41:4)</text:span></text:span></text:h>
      <text:list xml:id="list4895121383108696796" text:style-name="L3">
        <text:list-item>
          <text:p text:style-name="P4">God never changes (Malachi 3:6)</text:p>
        </text:list-item>
        <text:list-item>
          <text:p text:style-name="P4">God is consistent throughout all time (Hebrews 13:8)</text:p>
        </text:list-item>
        <text:list-item>
          <text:p text:style-name="P4">God is good–all the time (James 1:17)</text:p>
        </text:list-item>
        <text:list-item>
          <text:p text:style-name="P4">He doesn’t lie and is true to His word (Numbers 23:19)</text:p>
        </text:list-item>
        <text:list-item>
          <text:p text:style-name="P2">The universe will change, God never will (<text:span text:style-name="T25">Psalm 102:25-27</text:span>; Hebrews 1:10-12)</text:p>
        </text:list-item>
      </text:list>
      <text:p text:style-name="P1"><text:s/>Since God is unchangeable my future can be ensured by obedience to His promises.</text:p>
      <text:h text:style-name="P13" text:outline-level="3"><text:span text:style-name="T5">III. God is love…</text:span><text:span text:style-name="T4"> </text:span><text:span text:style-name="T7">What is the answer to the following question</text:span><text:span text:style-name="T4">?</text:span><text:span text:style-name="T3"><text:line-break/></text:span><text:span text:style-name="Emphasis"><text:span text:style-name="T3">“</text:span></text:span><text:span text:style-name="Emphasis"><text:span text:style-name="T8">Who shall separate us from the love of Christ? </text:span></text:span><text:span text:style-name="Emphasis"><text:span text:style-name="T9">shall</text:span></text:span><text:span text:style-name="Emphasis"><text:span text:style-name="T8"> tribulation, or distress, or persecution, or famine, or nakedness, or peril, or sword? ...</text:span></text:span><text:span text:style-name="T23"> </text:span><text:span text:style-name="T24">Nay, in all these things we are more than conquerors through him that loved us. For I am persuaded, that neither death, nor life, nor angels, nor principalities, nor powers, nor things present, nor things to come, Nor height, nor depth, nor any other creature, shall be able to separate us from the love of God, which is in Christ Jesus our Lord</text:span><text:span text:style-name="Emphasis"><text:span text:style-name="T11">” </text:span></text:span><text:span text:style-name="Emphasis"><text:span text:style-name="T10">(Romans 8:35, 37-39)</text:span></text:span></text:h>
      <text:list xml:id="list2686100004854449808" text:style-name="L4">
        <text:list-item>
          <text:p text:style-name="P5">As a loving father, God corrects His beloved children (Proverbs 3:12)</text:p>
        </text:list-item>
        <text:list-item>
          <text:p text:style-name="P5">Believers should imitate God’s love (Matthew 5:44-45)</text:p>
        </text:list-item>
        <text:list-item>
          <text:p text:style-name="P5">His plans, for us, are motivated by His love (Ephesians 1:4-5)</text:p>
        </text:list-item>
        <text:list-item>
          <text:p text:style-name="P5">God loves and preserves His godly people (Psalm 37:28)</text:p>
        </text:list-item>
        <text:list-item>
          <text:p text:style-name="P5">God loves His people, even when they are faithless (Hosea 3:1)</text:p>
        </text:list-item>
        <text:list-item>
          <text:p text:style-name="P5">God deserves thanks because of His perpetual love (Psalm 100:5)</text:p>
        </text:list-item>
        <text:list-item>
          <text:p text:style-name="P5">God loved the world enough to send His Son to die (John 3:16)</text:p>
        </text:list-item>
        <text:list-item>
          <text:p text:style-name="P5">Gods love is reciprocal. (John 14:21)</text:p>
        </text:list-item>
        <text:list-item>
          <text:p text:style-name="P5">His love is poured into believers’ hearts (Romans 5:5)</text:p>
        </text:list-item>
        <text:list-item>
          <text:p text:style-name="P5">God is love, and those who know God love others (I John 4:7-8, 20-21)</text:p>
        </text:list-item>
        <text:list-item>
          <text:p text:style-name="P5">Nothing can separate the believer from His love (Romans 8:38-39)</text:p>
        </text:list-item>
        <text:list-item>
          <text:p text:style-name="P5">To love enemies is to be like God (Luke 6:35)</text:p>
          <text:p text:style-name="P6"><text:span text:style-name="T3"><text:s text:c="2"/>Since God is love He is unconditionally committed to my well-being.</text:span></text:p>
          <text:p text:style-name="P6"><text:span text:style-name="T3"/></text:p>
          <text:p text:style-name="P6"><text:span text:style-name="T6">Conclude:</text:span><text:span text:style-name="T3"> </text:span><text:span text:style-name="T13">His faithful, unchanging love is revealed most graphically by the following five things:</text:span></text:p>
          <text:p text:style-name="P6"><text:span text:style-name="T3"><text:s text:c="2"/>1. </text:span><text:span text:style-name="T3">God sent His Son, (</text:span><text:a xlink:type="simple" xlink:href="https://ebible.com/query?utf=8✓&amp;query=Matthew%201%3A21-22&amp;translation=ESV&amp;redirect_iframe=https://www.AllAboutGOD.com/bible.htm" office:target-frame-name="_blank" xlink:show="new" text:style-name="Internet_20_link" text:visited-style-name="Visited_20_Internet_20_Link"><text:span text:style-name="T13">Matthew 1:21-22</text:span></text:a><text:span text:style-name="T3">) through Him we have everlasting life. </text:span></text:p>
          <text:p text:style-name="P6"><text:span text:style-name="T3"><text:s text:c="2"/>2. Christ died for our atonement of sin. I</text:span><text:a xlink:type="simple" xlink:href="https://ebible.com/query?utf=8✓&amp;query=1%20Thessalonians%205%3A9-10&amp;translation=ESV&amp;redirect_iframe=https://www.AllAboutGOD.com/bible.htm" office:target-frame-name="_blank" xlink:show="new" text:style-name="Internet_20_link" text:visited-style-name="Visited_20_Internet_20_Link"><text:span text:style-name="T13"> Thessalonians 5:9-10</text:span></text:a></text:p>
          <text:p text:style-name="P6"><text:span text:style-name="T13"><text:s text:c="2"/>3. </text:span><text:span text:style-name="T3">God’s promise to remove sins. </text:span><text:a xlink:type="simple" xlink:href="https://ebible.com/query?utf=8✓&amp;query=Romans%2011%3A25-27&amp;translation=ESV&amp;redirect_iframe=https://www.AllAboutGOD.com/bible.htm" office:target-frame-name="_blank" xlink:show="new" text:style-name="Internet_20_link" text:visited-style-name="Visited_20_Internet_20_Link"><text:span text:style-name="T13">Romans 11:25-27</text:span></text:a></text:p>
          <text:p text:style-name="P6"><text:span text:style-name="T13"><text:s text:c="2"/>4. </text:span><text:span text:style-name="T3">God ordained Jesus, author of eternal salvation. </text:span><text:a xlink:type="simple" xlink:href="https://ebible.com/query?utf=8✓&amp;query=Hebrews%205%3A5-10&amp;translation=ESV&amp;redirect_iframe=https://www.AllAboutGOD.com/bible.htm" office:target-frame-name="_blank" xlink:show="new" text:style-name="Internet_20_link" text:visited-style-name="Visited_20_Internet_20_Link"><text:span text:style-name="T13">Hebrews 5:5-10</text:span></text:a></text:p>
        </text:list-item>
      </text:list>
      <text:p text:style-name="P7"><text:span text:style-name="T15"><text:s text:c="2"/>5. God will toss our sin into the depths of the sea (never to be remembered again)</text:span> Micah 7:18-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erif"/>
    <style:font-face style:name="Arial2" svg:font-family="Arial, sans-serif"/>
    <style:font-face style:name="OpenSymbol" svg:font-family="OpenSymbol"/>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3" style:font-size-complex="14pt" style:font-weight-complex="bold"/>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9-08-30T09:49:10.80</dc:date>
    <meta:editing-duration>P3DT21H2M37S</meta:editing-duration>
    <meta:generator>OpenOffice/4.1.3$Win32 OpenOffice.org_project/413m1$Build-9783</meta:generator>
    <meta:document-statistic meta:table-count="0" meta:image-count="0" meta:object-count="0" meta:page-count="1" meta:paragraph-count="40" meta:word-count="684" meta:character-count="37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